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e69b"/>
    </style:style>
    <style:style style:name="P2" style:family="paragraph" style:parent-style-name="Heading_20_2"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4" style:family="paragraph" style:parent-style-name="Standard">
      <style:text-properties style:font-name="Liberation Serif" fo:font-style="normal" style:font-style-asian="normal" style:font-style-complex="normal"/>
    </style:style>
    <style:style style:name="P5" style:family="paragraph" style:parent-style-name="Standard">
      <style:text-properties style:font-name="Liberation Serif" fo:font-style="normal" officeooo:paragraph-rsid="00092b63" style:font-style-asian="normal" style:font-style-complex="normal"/>
    </style:style>
    <style:style style:name="P6" style:family="paragraph" style:parent-style-name="Standard">
      <style:text-properties style:font-name="Liberation Serif" fo:font-style="normal" officeooo:rsid="00092b63" officeooo:paragraph-rsid="00092b63" style:font-style-asian="normal" style:font-style-complex="normal"/>
    </style:style>
    <style:style style:name="P7" style:family="paragraph" style:parent-style-name="Standard">
      <style:text-properties style:font-name="Liberation Serif" fo:font-style="normal" officeooo:paragraph-rsid="000aab66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1pt" fo:font-style="normal" fo:font-weight="bold" officeooo:paragraph-rsid="0006a88a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10" style:family="paragraph" style:parent-style-name="Heading_20_1" style:master-page-name="Standard">
      <style:paragraph-properties fo:text-align="center" style:justify-single-word="false" style:page-number="1"/>
    </style:style>
    <style:style style:name="P11" style:family="paragraph" style:parent-style-name="Heading_20_2">
      <style:text-properties style:font-name="Liberation Serif" fo:font-weight="bold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iberation Serif" fo:font-style="normal" officeooo:paragraph-rsid="000aab66" style:font-style-asian="normal" style:font-style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17" style:family="paragraph" style:parent-style-name="Standard" style:list-style-name="L6">
      <style:text-properties style:font-name="Liberation Serif" fo:font-style="normal" style:font-style-asian="normal" style:font-style-complex="normal"/>
    </style:style>
    <style:style style:name="P18" style:family="paragraph" style:parent-style-name="Standard" style:list-style-name="L7">
      <style:text-properties style:font-name="Liberation Serif" fo:font-style="normal" style:font-style-asian="normal" style:font-style-complex="normal"/>
    </style:style>
    <style:style style:name="P19" style:family="paragraph" style:parent-style-name="Standard" style:list-style-name="L8">
      <style:text-properties style:font-name="Liberation Serif" fo:font-style="normal" style:font-style-asian="normal" style:font-style-complex="normal"/>
    </style:style>
    <style:style style:name="P20" style:family="paragraph" style:parent-style-name="Standard" style:list-style-name="L9">
      <style:text-properties style:font-name="Liberation Serif" fo:font-style="normal" style:font-style-asian="normal" style:font-style-complex="normal"/>
    </style:style>
    <style:style style:name="P21" style:family="paragraph" style:parent-style-name="Standard" style:list-style-name="L10">
      <style:text-properties style:font-name="Liberation Serif" fo:font-style="normal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tyle="normal" fo:font-weight="bold" officeooo:paragraph-rsid="0006a88a" style:font-style-asian="normal" style:font-weight-asian="bold" style:font-style-complex="normal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1pt" fo:font-style="normal" fo:font-weight="bold" officeooo:paragraph-rsid="0006a88a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0e88f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2b63" style:font-weight-asian="bold"/>
    </style:style>
    <style:style style:name="T4" style:family="text">
      <style:text-properties fo:font-weight="bold" officeooo:rsid="000a6d27" style:font-weight-asian="bold"/>
    </style:style>
    <style:style style:name="T5" style:family="text">
      <style:text-properties fo:font-weight="bold" officeooo:rsid="00195838" style:font-weight-asian="bold"/>
    </style:style>
    <style:style style:name="T6" style:family="text">
      <style:text-properties officeooo:rsid="0004e69b"/>
    </style:style>
    <style:style style:name="T7" style:family="text">
      <style:text-properties fo:color="#666666" loext:opacity="100%" fo:font-weight="bold" officeooo:rsid="000a5cf2"/>
    </style:style>
    <style:style style:name="T8" style:family="text">
      <style:text-properties officeooo:rsid="000642a0"/>
    </style:style>
    <style:style style:name="T9" style:family="text">
      <style:text-properties officeooo:rsid="0006a88a"/>
    </style:style>
    <style:style style:name="T10" style:family="text">
      <style:text-properties officeooo:rsid="00092b63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bold" style:font-weight-asian="bold"/>
    </style:style>
    <style:style style:name="T13" style:family="text">
      <style:text-properties style:font-name="Liberation Serif" fo:font-weight="bold" officeooo:rsid="000aab66" style:font-weight-asian="bold"/>
    </style:style>
    <style:style style:name="T14" style:family="text">
      <style:text-properties style:font-name="Liberation Serif" fo:font-style="normal" style:font-style-asian="normal" style:font-style-complex="normal"/>
    </style:style>
    <style:style style:name="T15" style:family="text">
      <style:text-properties style:font-name="Liberation Serif" fo:font-style="normal" officeooo:rsid="000aab66" style:font-style-asian="normal" style:font-style-complex="normal"/>
    </style:style>
    <style:style style:name="T16" style:family="text">
      <style:text-properties style:font-name="Liberation Serif" fo:font-style="normal" officeooo:rsid="000fa61b" style:font-style-asian="normal" style:font-style-complex="normal"/>
    </style:style>
    <style:style style:name="T17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Liberation Serif" fo:font-style="normal" officeooo:rsid="000aab66" fo:background-color="#4285f4" loext:char-shading-value="0" style:font-style-asian="normal" style:font-style-complex="normal"/>
    </style:style>
    <style:style style:name="T19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Liberation Serif" fo:font-size="16pt" fo:font-weight="bold" officeooo:rsid="000aab66" style:font-size-asian="16pt" style:font-weight-asian="bold" style:font-size-complex="16pt" style:font-weight-complex="bold"/>
    </style:style>
    <style:style style:name="T21" style:family="text">
      <style:text-properties style:font-name="Liberation Serif" officeooo:rsid="000aab66"/>
    </style:style>
    <style:style style:name="T22" style:family="text">
      <style:text-properties officeooo:rsid="000a6d27"/>
    </style:style>
    <style:style style:name="T23" style:family="text">
      <style:text-properties officeooo:rsid="000aab66"/>
    </style:style>
    <style:style style:name="T24" style:family="text">
      <style:text-properties officeooo:rsid="000e88fc"/>
    </style:style>
    <style:style style:name="T25" style:family="text">
      <style:text-properties officeooo:rsid="001457f0"/>
    </style:style>
    <style:style style:name="T26" style:family="text">
      <style:text-properties officeooo:rsid="0018104b"/>
    </style:style>
    <style:style style:name="T27" style:family="text">
      <style:text-properties style:text-position="super 58%" fo:font-weight="bold" officeooo:rsid="00195838" style:font-weight-asian="bold"/>
    </style:style>
    <style:style style:name="T28" style:family="text">
      <style:text-properties style:text-position="0% 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Nduvho Edward <text:span text:style-name="T2">Ramashia</text:span> <text:s/></text:h>
      <text:p text:style-name="P1"><text:span text:style-name="T7">063 <text:s/>853 3355</text:span> | <text:a xlink:type="simple" xlink:href="mailto:Nduvho.Ramashia@gmail.com" text:style-name="Internet_20_link" text:visited-style-name="Visited_20_Internet_20_Link">Nduvho.Ramash<text:span text:style-name="T8">ia</text:span>@gmail.com</text:a> | <text:span text:style-name="T6">Johannesburg</text:span></text:p>
      <text:p text:style-name="P1"><text:a xlink:type="simple" xlink:href="https://github.com/NduvhoEdward" text:style-name="Internet_20_link" text:visited-style-name="Visited_20_Internet_20_Link"><text:span text:style-name="T6">Github</text:span></text:a><text:span text:style-name="T7"> | </text:span><text:a xlink:type="simple" xlink:href="https://www.linkedin.com/in/nduvhoedward" text:style-name="Internet_20_link" text:visited-style-name="Visited_20_Internet_20_Link"><text:span text:style-name="T6">LinkedIn</text:span></text:a><text:span text:style-name="T7"> </text:span></text:p>
      <text:h text:style-name="Heading_20_2" text:outline-level="2"><text:span text:style-name="T12">P</text:span><text:span text:style-name="T13">rofessional</text:span><text:span text:style-name="T12"> Summary </text:span></text:h>
      <text:p text:style-name="P3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2" text:outline-level="2">Technical Skills</text:h>
      <text:list text:style-name="L1">
        <text:list-item>
          <text:p text:style-name="P12"><text:span text:style-name="T2">Programming Languages:</text:span> C++, Python, M<text:span text:style-name="T23">atlab</text:span>, <text:span text:style-name="T23">AVR Assembly, Javascript, “HTML/CSS”. </text:span></text:p>
        </text:list-item>
        <text:list-item>
          <text:p text:style-name="P26"><text:span text:style-name="T17">Software Tools:</text:span><text:span text:style-name="T14"> </text:span><text:span text:style-name="T15">Matlab, L</text:span><text:span text:style-name="T16">T</text:span><text:span text:style-name="T15">spice, Linux (various distros and </text:span><text:span text:style-name="T11">CLI</text:span><text:span text:style-name="T21"> operations</text:span><text:span text:style-name="T15">), LOGO Soft Comfort,VS Code. </text:span></text:p>
        </text:list-item>
        <text:list-item>
          <text:p text:style-name="P13"><text:span text:style-name="T2">Hardware Platforms:</text:span> AVR Microcontrollers, Arduino, <text:span text:style-name="T24">LOGO PLC</text:span>. </text:p>
        </text:list-item>
      </text:list>
      <text:h text:style-name="Heading_20_2" text:outline-level="2"><text:span text:style-name="T20">Experience</text:span> </text:h>
      <text:p text:style-name="P8">Undergraduate Research Assistan<text:span text:style-name="T9">t,</text:span> Wits <text:span text:style-name="T10">of </text:span>School of Electrical and Information Engineering <text:s text:c="9"/>Ju<text:span text:style-name="T9">ne - July</text:span> 2023</text:p>
      <text:list text:style-name="L2">
        <text:list-item>
          <text:p text:style-name="P23">Assisted in implementing hands-on projects focused on controlled LED lighting for mosquito breeding, contributing to advancements in mosquito control strategies.</text:p>
        </text:list-item>
        <text:list-item>
          <text:p text:style-name="P23">Conducted experiments and meticulously collected data, showcasing proficiency in laboratory techniques and scientific methodologies.</text:p>
        </text:list-item>
        <text:list-item>
          <text:p text:style-name="P23">Maintained rigorous adherence to lab safety procedures, ensuring a secure and conducive working environment for all team members.</text:p>
        </text:list-item>
        <text:list-item>
          <text:p text:style-name="P23">Provided valuable technical support in the maintenance and repair of laboratory equipment, enhancing overall operational efficiency.</text:p>
        </text:list-item>
      </text:list>
      <text:p text:style-name="P9"/>
      <text:p text:style-name="P8">Volunteer, Data for Municipal Infrastructure Assets <text:tab/><text:tab/><text:tab/><text:tab/> <text:s text:c="4"/><text:tab/> <text:s text:c="10"/>June 2021 – August 2021</text:p>
      <text:list text:style-name="L3">
        <text:list-item>
          <text:p text:style-name="P24">Engaged in data retrieval and processing activities, contributing to the comprehensive assessment of roads-rivers crossings.</text:p>
        </text:list-item>
        <text:list-item>
          <text:p text:style-name="P24">Identified the state of infrastructure elements and assigned repair priorities based on the assessment, aiding in efficient resource allocation for maintenance and improvement.</text:p>
        </text:list-item>
      </text:list>
      <text:p text:style-name="P3"/>
      <text:p text:style-name="P22">Teaching Assistant, University of the Witwatersrand<text:tab/> <text:s text:c="8"/><text:tab/><text:tab/><text:tab/><text:tab/> <text:s text:c="16"/>Feb 2021 – June 2021</text:p>
      <text:list text:style-name="L4">
        <text:list-item>
          <text:p text:style-name="P14">Facilitated comprehension of course concepts by providing assistance to both groups and individuals, particularly focusing on Microprocessors.</text:p>
        </text:list-item>
        <text:list-item>
          <text:p text:style-name="P14">Guided students in the setup of the course software stack and offered support in debugging (Assembly) code, ensuring a smoother learning experience.</text:p>
          <text:p text:style-name="P14"/>
        </text:list-item>
      </text:list>
      <text:p text:style-name="P22">Lecturer Assistant, Wits – School of Electrical and Information Eng. <text:s text:c="26"/><text:tab/> <text:s text:c="5"/>Nov 2020 - Feb 2021</text:p>
      <text:list text:style-name="L5">
        <text:list-item>
          <text:p text:style-name="P15">Conducted testing and analysis of newly proposed micro-controllers intended for future use by the school, contributing to the enhancement of technological resources.</text:p>
        </text:list-item>
        <text:list-item>
          <text:p text:style-name="P15">Implemented and tested upcoming year labs on the proposed micro-controllers, ensuring their effectiveness in the educational curriculum.</text:p>
        </text:list-item>
        <text:list-item>
          <text:p text:style-name="P16">Thoroughly observed and tested lab instructions for errors, implementability, and time practicality, contributing to the refinement of teaching materials and methodologies.</text:p>
        </text:list-item>
      </text:list>
      <text:p text:style-name="P7"><text:soft-page-break/></text:p>
      <text:p text:style-name="P7"/>
      <text:h text:style-name="Heading_20_2" text:outline-level="2"><text:span text:style-name="T19">Education</text:span> </text:h>
      <text:p text:style-name="P5"><text:span text:style-name="T3">Bsc(Hon) in Electrical and Information Engineering, <text:tab/><text:tab/></text:span><text:span text:style-name="T5">3</text:span><text:span text:style-name="T27">rd</text:span><text:span text:style-name="T5"> Year</text:span><text:span text:style-name="T1"><text:tab/><text:tab/></text:span><text:span text:style-name="T4">Expected Grad. Date: </text:span><text:span text:style-name="T3">2024</text:span></text:p>
      <text:p text:style-name="P6">University of the Witwatersrand, <text:span text:style-name="T22">Johannesburg</text:span></text:p>
      <text:p text:style-name="P4"/>
      <text:h text:style-name="P2" text:outline-level="2">Achievements and Awards</text:h>
      <text:list text:style-name="L6">
        <text:list-item>
          <text:p text:style-name="P17">Triumphs in High-Performance Computing (HPC) and Data Science Competitions:</text:p>
          <text:list>
            <text:list-item>
              <text:p text:style-name="P17">Secured a coveted spot on the CHPC team for ISC22-SCC in 2022.</text:p>
            </text:list-item>
            <text:list-item>
              <text:p text:style-name="P17">Distinguished with a stellar 2nd place out of 4 finalists in the CHPC-SCC competition in 2021.</text:p>
            </text:list-item>
            <text:list-item>
              <text:p text:style-name="P17">Showcased exceptional skills, clinching an impressive 2nd place out of 9 participants in the spirited DIRISA DATATHON of 202<text:span text:style-name="T25">0</text:span>.</text:p>
            </text:list-item>
          </text:list>
        </text:list-item>
      </text:list>
      <text:h text:style-name="P2" text:outline-level="2">Certifications</text:h>
      <text:p text:style-name="P4">The Cybersecurity Threat Landscape, <text:span text:style-name="T26">LinkedIn Learning</text:span>, <text:span text:style-name="T26">2023</text:span></text:p>
      <text:h text:style-name="P2" text:outline-level="2">Leadership and Extracurricular Activities</text:h>
      <text:list xml:id="list1494409492" text:style-name="L7">
        <text:list-item>
          <text:p text:style-name="P18">Music Enthusiast:</text:p>
        </text:list-item>
      </text:list>
      <text:list text:style-name="L8">
        <text:list-item>
          <text:list>
            <text:list-item>
              <text:p text:style-name="P19">Proficient in playing electric piano and bass guitar.</text:p>
            </text:list-item>
            <text:list-item>
              <text:p text:style-name="P19">Actively involved in musical collaborations.</text:p>
            </text:list-item>
          </text:list>
        </text:list-item>
      </text:list>
      <text:list text:continue-list="list1494409492" text:style-name="L7">
        <text:list-item>
          <text:p text:style-name="P18">Gaming Enthusiast:</text:p>
        </text:list-item>
      </text:list>
      <text:list text:style-name="L9">
        <text:list-item>
          <text:list>
            <text:list-item>
              <text:p text:style-name="P20">Engaged in gaming communities and online tournaments.</text:p>
            </text:list-item>
            <text:list-item>
              <text:p text:style-name="P20">Demonstrated strategic thinking and teamwork through gaming experiences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64cm" fo:margin-bottom="1.199cm" fo:margin-left="1.199cm" fo:margin-right="1.19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3</meta:editing-cycles>
    <meta:creation-date>2023-04-25T23:55:00</meta:creation-date>
    <dc:date>2023-11-28T23:40:44.141483060</dc:date>
    <meta:editing-duration>P1DT8H54M</meta:editing-duration>
    <meta:generator>LibreOffice/7.6.2.1$Linux_X86_64 LibreOffice_project/60$Build-1</meta:generator>
    <meta:print-date>2023-11-15T17:41:52.044558890</meta:print-date>
    <meta:printed-by>PDF files</meta:printed-by>
    <meta:document-statistic meta:table-count="0" meta:image-count="0" meta:object-count="0" meta:page-count="2" meta:paragraph-count="43" meta:word-count="503" meta:character-count="3777" meta:non-whitespace-character-count="3231"/>
    <meta:user-defined meta:name="AppVersion">16.0000</meta:user-defined>
    <meta:template xlink:type="simple" xlink:actuate="onRequest" xlink:title="Normal.dotm" xlink:href=""/>
  </office:meta>
</office:document-meta>
</file>